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400000013EC573841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02cm solid #000000"/>
    </style:style>
    <style:style style:name="fr1" style:family="graphic" style:parent-style-name="Graphics">
      <style:graphic-properties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5.24cm" svg:height="8.414cm" draw:z-index="0"><draw:image xlink:href="Pictures/10000000000002400000013EC573841F.jpg" xlink:type="simple" xlink:show="embed" xlink:actuate="onLoad"/></draw:frame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<draw:frame draw:style-name="fr1" draw:name="gráficos2" text:anchor-type="paragraph" svg:width="15.24cm" svg:height="8.414cm" draw:z-index="1"><draw:image xlink:href="Pictures/10000000000002400000013EC573841F.jp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28S</meta:editing-duration>
    <meta:editing-cycles>3</meta:editing-cycles>
    <meta:generator>OpenOffice/4.1.6$Win32 OpenOffice.org_project/416m1$Build-9790</meta:generator>
    <dc:date>2019-02-10T10:57:53.99</dc:date>
    <meta:document-statistic meta:table-count="1" meta:image-count="2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